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68992" officeooo:paragraph-rsid="00068992"/>
    </style:style>
    <style:style style:name="P2" style:family="paragraph" style:parent-style-name="Standard">
      <style:text-properties style:text-outline="false" fo:font-size="10pt" style:font-size-asian="10pt" style:font-size-complex="10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ext_20_body">
      <style:text-properties officeooo:rsid="00068992" officeooo:paragraph-rsid="00068992"/>
    </style:style>
    <style:style style:name="P5" style:family="paragraph" style:parent-style-name="Text_20_body">
      <style:text-properties officeooo:rsid="000d66f8" officeooo:paragraph-rsid="000d66f8"/>
    </style:style>
    <style:style style:name="P6" style:family="paragraph" style:parent-style-name="Text_20_body">
      <style:text-properties officeooo:rsid="0010b28e" officeooo:paragraph-rsid="0010b28e"/>
    </style:style>
    <style:style style:name="P7" style:family="paragraph" style:parent-style-name="Text_20_body">
      <style:text-properties officeooo:rsid="0010ed4c" officeooo:paragraph-rsid="0010ed4c"/>
    </style:style>
    <style:style style:name="P8" style:family="paragraph" style:parent-style-name="Title">
      <style:text-properties officeooo:rsid="00068992" officeooo:paragraph-rsid="00068992"/>
    </style:style>
    <style:style style:name="P9" style:family="paragraph" style:parent-style-name="Table_20_Contents">
      <style:text-properties fo:font-size="10pt" officeooo:rsid="00068992" officeooo:paragraph-rsid="00068992" style:font-size-asian="10pt" style:font-size-complex="10pt"/>
    </style:style>
    <style:style style:name="P10" style:family="paragraph" style:parent-style-name="Table_20_Contents">
      <style:text-properties fo:font-size="10pt" officeooo:rsid="00068992" officeooo:paragraph-rsid="0009fed8" style:font-size-asian="10pt" style:font-size-complex="10pt"/>
    </style:style>
    <style:style style:name="P11" style:family="paragraph" style:parent-style-name="Table_20_Contents">
      <style:text-properties fo:font-size="10pt" officeooo:rsid="0009fed8" officeooo:paragraph-rsid="0009fed8" style:font-size-asian="10pt" style:font-size-complex="10pt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rsid="0010b28e" officeooo:paragraph-rsid="0010b28e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fo:font-size="10pt" officeooo:paragraph-rsid="0014b316" style:font-size-asian="10pt" style:font-size-complex="10pt"/>
    </style:style>
    <style:style style:name="P16" style:family="paragraph" style:parent-style-name="Text_20_body">
      <style:text-properties officeooo:rsid="0012d33a" officeooo:paragraph-rsid="0012d33a"/>
    </style:style>
    <style:style style:name="P17" style:family="paragraph" style:parent-style-name="Text_20_body">
      <style:text-properties officeooo:rsid="0014b316" officeooo:paragraph-rsid="0014b316"/>
    </style:style>
    <style:style style:name="P18" style:family="paragraph" style:parent-style-name="Heading_20_1">
      <style:text-properties officeooo:rsid="00068992" officeooo:paragraph-rsid="00068992"/>
    </style:style>
    <style:style style:name="P19" style:family="paragraph" style:parent-style-name="Heading_20_2">
      <style:text-properties officeooo:rsid="00068992" officeooo:paragraph-rsid="00081027"/>
    </style:style>
    <style:style style:name="P20" style:family="paragraph" style:parent-style-name="Heading_20_2">
      <style:text-properties officeooo:rsid="0010b28e" officeooo:paragraph-rsid="0010ed4c"/>
    </style:style>
    <style:style style:name="P21" style:family="paragraph" style:parent-style-name="Heading_20_2">
      <style:text-properties officeooo:rsid="0010b28e" officeooo:paragraph-rsid="0012d3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7456"/>
    </style:style>
    <style:style style:name="T3" style:family="text">
      <style:text-properties fo:font-size="10pt" officeooo:rsid="00068992" style:font-size-asian="10pt" style:font-size-complex="10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0b28e" style:font-size-asian="10.5pt" style:font-size-complex="12pt"/>
    </style:style>
    <style:style style:name="T6" style:family="text">
      <style:text-properties officeooo:rsid="00126e25"/>
    </style:style>
    <style:style style:name="T7" style:family="text">
      <style:text-properties officeooo:rsid="001688a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P3 : Génération de règles d'association</text:p>
      <text:h text:style-name="P18" text:outline-level="1">1<text:tab/>Fouille de données sous Weka</text:h>
      <text:h text:style-name="Heading_20_2" text:outline-level="2">Question 1.1.</text:h>
      <text:p text:style-name="P4">L'analyse du fichier <text:span text:style-name="T1">weather.nominal.arff</text:span> nous donne le résultat suivant 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Apriori</text:p>
            <text:p text:style-name="P9">=======</text:p>
            <text:p text:style-name="P9"/>
            <text:p text:style-name="P9">Minimum support: 0.15 (2 instances)</text:p>
            <text:p text:style-name="P9">Minimum metric &lt;confidence&gt;: 0.9</text:p>
            <text:p text:style-name="P9">Number of cycles performed: 17</text:p>
            <text:p text:style-name="P9"/>
            <text:p text:style-name="P9">Generated sets of large itemsets:</text:p>
            <text:p text:style-name="P9"/>
            <text:p text:style-name="P9">Size of set of large itemsets L(1): 12</text:p>
            <text:p text:style-name="P9"/>
            <text:p text:style-name="P9">Size of set of large itemsets L(2): 47</text:p>
            <text:p text:style-name="P9"/>
            <text:p text:style-name="P9">Size of set of large itemsets L(3): 39</text:p>
            <text:p text:style-name="P9"/>
            <text:p text:style-name="P9">Size of set of large itemsets L(4): 6</text:p>
            <text:p text:style-name="P9"/>
            <text:p text:style-name="P9">Best rules found:</text:p>
            <text:p text:style-name="P9"/>
            <text:p text:style-name="P9"><text:s/>1. outlook=overcast 4 ==&gt; play=yes 4 <text:s text:c="3"/>conf:(1)</text:p>
            <text:p text:style-name="P9"><text:s/>2. temperature=cool 4 ==&gt; humidity=normal 4 <text:s text:c="3"/>conf:(1)</text:p>
            <text:p text:style-name="P9"><text:s/>3. humidity=normal windy=FALSE 4 ==&gt; play=yes 4 <text:s text:c="3"/>conf:(1)</text:p>
            <text:p text:style-name="P9"><text:s/>4. outlook=sunny play=no 3 ==&gt; humidity=high 3 <text:s text:c="3"/>conf:(1)</text:p>
            <text:p text:style-name="P9"><text:s/>5. outlook=sunny humidity=high 3 ==&gt; play=no 3 <text:s text:c="3"/>conf:(1)</text:p>
            <text:p text:style-name="P9"><text:s/>6. outlook=rainy play=yes 3 ==&gt; windy=FALSE 3 <text:s text:c="3"/>conf:(1)</text:p>
            <text:p text:style-name="P9"><text:s/>7. outlook=rainy windy=FALSE 3 ==&gt; play=yes 3 <text:s text:c="3"/>conf:(1)</text:p>
            <text:p text:style-name="P9"><text:s/>8. temperature=cool play=yes 3 ==&gt; humidity=normal 3 <text:s text:c="3"/>conf:(1)</text:p>
            <text:p text:style-name="P9"><text:s/>9. outlook=sunny temperature=hot 2 ==&gt; humidity=high 2 <text:s text:c="3"/>conf:(1)</text:p>
            <text:p text:style-name="P9">10. temperature=hot play=no 2 ==&gt; outlook=sunny 2 <text:s text:c="3"/>conf:(1)</text:p>
          </table:table-cell>
        </table:table-row>
      </table:table>
      <text:p text:style-name="P2"/>
      <text:p text:style-name="P4">Weka retrouve les règles d'association les plus pertinentes.</text:p>
      <text:p text:style-name="P4"/>
      <text:p text:style-name="P4"/>
      <text:p text:style-name="P4"/>
      <text:h text:style-name="P19" text:outline-level="2"><text:soft-page-break/>Question 1.2.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priori - <text:span text:style-name="T1">confidence</text:span></text:p>
            <text:p text:style-name="P11">=======</text:p>
            <text:p text:style-name="P11"/>
            <text:p text:style-name="P10">Minimum support: 0.15 (2 instances)</text:p>
            <text:p text:style-name="P10">Minimum metric &lt;confidence&gt;: 0.9</text:p>
            <text:p text:style-name="P10">Number of cycles performed: 17</text:p>
            <text:p text:style-name="P10"/>
            <text:p text:style-name="P10">Generated sets of large itemsets:</text:p>
            <text:p text:style-name="P10"/>
            <text:p text:style-name="P10">Size of set of large itemsets L(1): 12</text:p>
            <text:p text:style-name="P10"/>
            <text:p text:style-name="P10">Size of set of large itemsets L(2): 47</text:p>
            <text:p text:style-name="P10"/>
            <text:p text:style-name="P10">Size of set of large itemsets L(3): 39</text:p>
            <text:p text:style-name="P10"/>
            <text:p text:style-name="P10">Size of set of large itemsets L(4): 6</text:p>
          </table:table-cell>
          <table:table-cell table:style-name="Table2.B1" office:value-type="string">
            <text:p text:style-name="P11">Apriori - <text:span text:style-name="T1">lift</text:span></text:p>
            <text:p text:style-name="P11">=======</text:p>
            <text:p text:style-name="P11"/>
            <text:p text:style-name="P11">Minimum support: 0.3 (4 instances)</text:p>
            <text:p text:style-name="P11">Minimum metric &lt;lift&gt;: 1.1</text:p>
            <text:p text:style-name="P11">Number of cycles performed: 14</text:p>
            <text:p text:style-name="P11"/>
            <text:p text:style-name="P11">Generated sets of large itemsets:</text:p>
            <text:p text:style-name="P11"/>
            <text:p text:style-name="P11">Size of set of large itemsets L(1): 12</text:p>
            <text:p text:style-name="P11"/>
            <text:p text:style-name="P11">Size of set of large itemsets L(2): 9</text:p>
            <text:p text:style-name="P11"/>
            <text:p text:style-name="P11">Size of set of large itemsets L(3): 1</text:p>
          </table:table-cell>
        </table:table-row>
        <table:table-row>
          <table:table-cell table:style-name="Table2.A2" office:value-type="string">
            <text:p text:style-name="P11">Apriori - <text:span text:style-name="T1">leverage</text:span></text:p>
            <text:p text:style-name="P11">=======</text:p>
            <text:p text:style-name="P11"/>
            <text:p text:style-name="P11">Minimum support: 0.3 (4 instances)</text:p>
            <text:p text:style-name="P11">Minimum metric &lt;leverage&gt;: 0.1</text:p>
            <text:p text:style-name="P11">Number of cycles performed: 14</text:p>
            <text:p text:style-name="P11"/>
            <text:p text:style-name="P11">Generated sets of large itemsets:</text:p>
            <text:p text:style-name="P11"/>
            <text:p text:style-name="P11">Size of set of large itemsets L(1): 12</text:p>
            <text:p text:style-name="P11"/>
            <text:p text:style-name="P11">Size of set of large itemsets L(2): 9</text:p>
            <text:p text:style-name="P11"/>
            <text:p text:style-name="P11">Size of set of large itemsets L(3): 1</text:p>
          </table:table-cell>
          <table:table-cell table:style-name="Table2.B2" office:value-type="string">
            <text:p text:style-name="P11">Apriori - <text:span text:style-name="T1">conviction</text:span></text:p>
            <text:p text:style-name="P11">=======</text:p>
            <text:p text:style-name="P11"/>
            <text:p text:style-name="P11">Minimum support: 0.25 (3 instances)</text:p>
            <text:p text:style-name="P11">Minimum metric &lt;conviction&gt;: 1.1</text:p>
            <text:p text:style-name="P11">Number of cycles performed: 15</text:p>
            <text:p text:style-name="P11"/>
            <text:p text:style-name="P11">Generated sets of large itemsets:</text:p>
            <text:p text:style-name="P11"/>
            <text:p text:style-name="P11">Size of set of large itemsets L(1): 12</text:p>
            <text:p text:style-name="P11"/>
            <text:p text:style-name="P11">Size of set of large itemsets L(2): 26</text:p>
            <text:p text:style-name="P11"/>
            <text:p text:style-name="P11">Size of set of large itemsets L(3): 4</text:p>
          </table:table-cell>
        </table:table-row>
      </table:table>
      <text:p text:style-name="P3"/>
      <text:p text:style-name="P5">Ces 4 mesures permettent d'affiner les règles d'association selon le critère choisi.</text:p>
      <text:h text:style-name="Heading_20_2" text:outline-level="2">Question 1.<text:span text:style-name="T2">3</text:span>.</text:h>
      <text:p text:style-name="P6">Pour la règle suivante : <text:span text:style-name="T3">1. outlook=overcast 4 ==&gt; play=yes 4 </text:span><text:span text:style-name="T4">nous obtenons les valeurs</text:span></text:p>
      <text:list xml:id="list4424339673232523964" text:style-name="L1">
        <text:list-item>
          <text:p text:style-name="P12"><text:span text:style-name="T4">Confidence </text:span><text:span text:style-name="T5">= </text:span><text:span text:style-name="T5"><draw:frame draw:style-name="fr1" draw:name="Object2" text:anchor-type="as-char" svg:y="-0.621cm" svg:width="1.088cm" svg:height="1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13"><text:span text:style-name="T4">Lift = </text:span><text:span text:style-name="T4"><draw:frame draw:style-name="fr1" draw:name="Object1" text:anchor-type="as-char" svg:y="-0.619cm" svg:width="2.00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 </text:span></text:p>
        </text:list-item>
        <text:list-item>
          <text:p text:style-name="P13"><text:span text:style-name="T4">Leverage = </text:span><text:span text:style-name="T4"><draw:frame draw:style-name="fr1" draw:name="Object3" text:anchor-type="as-char" svg:y="-0.619cm" svg:width="3.965cm" svg:height="0.998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h text:style-name="P20" text:outline-level="2">Question 1.4.</text:h>
      <text:p text:style-name="P7">Il s'agit du ratio entre la fréquence de non-apparition <text:s/>de la partie droite de la règle et la fréquence de non-apparition de la partie droite de la règle avec la partie gauche de la règle. Autrement dit, on mesure <text:s/><text:span text:style-name="T6">la dépendance pour les contre-exemples.</text:span></text:p>
      <text:h text:style-name="P21" text:outline-level="2">Questions 1.5. à 1.9.</text:h>
      <text:p text:style-name="P16">Cf. document joint.</text:p>
      <text:p text:style-name="P17"><text:soft-page-break/>Lorsque l'on applique l'algorithme Apriori, on obtient les données suivantes 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=== Run information ===</text:p>
            <text:p text:style-name="P15"/>
            <text:p text:style-name="P15">Scheme: <text:s text:c="6"/>weka.associations.Apriori -N 10 -T 0 -C 0.9 -D 0.05 -U 1.0 -M 0.1 -S -1.0 -c -1</text:p>
            <text:p text:style-name="P15">Relation: <text:s text:c="4"/>adult1-weka.filters.unsupervised.attribute.Discretize-B3-M-420.0-Rfirst-last</text:p>
            <text:p text:style-name="P15">Instances: <text:s text:c="3"/>250</text:p>
            <text:p text:style-name="P15">Attributes: <text:s text:c="2"/>15</text:p>
            <text:p text:style-name="P15"><text:s text:c="14"/>age</text:p>
            <text:p text:style-name="P15"><text:s text:c="15"/>workclass</text:p>
            <text:p text:style-name="P15"><text:s text:c="15"/>fnlwgt</text:p>
            <text:p text:style-name="P15"><text:s text:c="15"/>education</text:p>
            <text:p text:style-name="P15"><text:s text:c="15"/>education-num</text:p>
            <text:p text:style-name="P15"><text:s text:c="15"/>marital-status</text:p>
            <text:p text:style-name="P15"><text:s text:c="15"/>occupation</text:p>
            <text:p text:style-name="P15"><text:s text:c="15"/>relationship</text:p>
            <text:p text:style-name="P15"><text:s text:c="15"/>race</text:p>
            <text:p text:style-name="P15"><text:s text:c="15"/>sex</text:p>
            <text:p text:style-name="P15"><text:s text:c="15"/>capital-gain</text:p>
            <text:p text:style-name="P15"><text:s text:c="15"/>capital-loss</text:p>
            <text:p text:style-name="P15"><text:s text:c="15"/>hours-per-week</text:p>
            <text:p text:style-name="P15"><text:s text:c="15"/>native-country</text:p>
            <text:p text:style-name="P15"><text:s text:c="15"/>gain</text:p>
            <text:p text:style-name="P15">=== Associator model (full training set) ===</text:p>
            <text:p text:style-name="P15"/>
            <text:p text:style-name="P15"/>
            <text:p text:style-name="P15">Apriori</text:p>
            <text:p text:style-name="P15">=======</text:p>
            <text:p text:style-name="P15"/>
            <text:p text:style-name="P15">Minimum support: 0.75 (187 instances)</text:p>
            <text:p text:style-name="P15">Minimum metric &lt;confidence&gt;: 0.9</text:p>
            <text:p text:style-name="P15">Number of cycles performed: 5</text:p>
            <text:p text:style-name="P15"/>
            <text:p text:style-name="P15">Generated sets of large itemsets:</text:p>
            <text:p text:style-name="P15"/>
            <text:p text:style-name="P15">Size of set of large itemsets L(1): 6</text:p>
            <text:p text:style-name="P15"/>
            <text:p text:style-name="P15">Size of set of large itemsets L(2): 7</text:p>
            <text:p text:style-name="P15"/>
            <text:p text:style-name="P15">Size of set of large itemsets L(3): 1</text:p>
            <text:p text:style-name="P15"/>
            <text:p text:style-name="P15">Best rules found:</text:p>
            <text:p text:style-name="P15"/>
            <text:p text:style-name="P15"><text:s/>1. <text:s/>gain= &lt;=50K 191 ==&gt; <text:s/>capital-gain='(-inf-11365]' 190 <text:s text:c="3"/>conf:(0.99)</text:p>
            <text:p text:style-name="P15"><text:s/>2. <text:s/>hours-per-week='(27.333333-53.666667]' 199 ==&gt; <text:s/>capital-gain='(-inf-11365]' 195 <text:s text:c="3"/>conf:(0.98)</text:p>
            <text:p text:style-name="P15"><text:s/>3. <text:s/>capital-loss='(-inf-735.333333]' 232 ==&gt; <text:s/>capital-gain='(-inf-11365]' 226 <text:s text:c="3"/>conf:(0.97)</text:p>
            <text:p text:style-name="P15"><text:s/>4. <text:s/>native-country= United-States 217 ==&gt; <text:s/>capital-gain='(-inf-11365]' 211 <text:s text:c="3"/>conf:(0.97)</text:p>
            <text:p text:style-name="P15"><text:s/>5. <text:s/>race= White 202 ==&gt; <text:s/>capital-gain='(-inf-11365]' 196 <text:s text:c="3"/>conf:(0.97)</text:p>
            <text:p text:style-name="P15"><text:s/>6. <text:s/>capital-loss='(-inf-735.333333]' <text:s/>native-country= United-States 202 ==&gt; <text:s/>capital-gain='(-inf-11365]' 196 <text:s text:c="3"/>conf:(0.97)</text:p>
            <text:p text:style-name="P15"><text:s/>7. <text:s/>native-country= United-States 217 ==&gt; <text:s/>capital-loss='(-inf-735.333333]' 202 <text:s text:c="3"/>conf:(0.93)</text:p>
            <text:p text:style-name="P15"><text:s/>8. <text:s/>capital-gain='(-inf-11365]' <text:s/>native-country= United-States 211 ==&gt; <text:s/>capital-loss='(-inf-735.333333]' 196 <text:s text:c="3"/>conf:(0.93)</text:p>
            <text:p text:style-name="P15"><text:s/>9. <text:s/>capital-gain='(-inf-11365]' 244 ==&gt; <text:s/>capital-loss='(-inf-735.333333]' 226 <text:s text:c="3"/>conf:(0.93)</text:p>
            <text:p text:style-name="P15">10. <text:s/>race= White 202 ==&gt; <text:s/>capital-loss='(-inf-735.333333]' 187 <text:s text:c="3"/>conf:(0.93)</text:p>
            <text:p text:style-name="P15"/>
          </table:table-cell>
        </table:table-row>
      </table:table>
      <text:p text:style-name="P14"/>
      <text:p text:style-name="Text_20_body">En activant l'option « <text:span text:style-name="T7">car », on obtient les règles pour les contre-exemp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8992" officeooo:paragraph-rsid="000689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Acquisition de connaissances<text:tab/><text:tab/>Antoine CHENON</text:p>
        <text:p text:style-name="MP1">4INFO<text:tab/><text:tab/>Guillaume ROY</text:p>
        <text:p text:style-name="MP1">2014-2015<text:tab/><text:tab/>Mathilde LEPARQUIER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Guillaume</meta:initial-creator>
    <meta:creation-date>2015-02-12T10:22:31.054707673</meta:creation-date>
    <dc:date>2015-02-12T12:01:05.737204972</dc:date>
    <dc:creator>Roy Guillaume</dc:creator>
    <meta:editing-duration>PT1H22M52S</meta:editing-duration>
    <meta:editing-cycles>13</meta:editing-cycles>
    <meta:generator>LibreOffice/4.2.4.2$Linux_X86_64 LibreOffice_project/420$Build-2</meta:generator>
    <meta:document-statistic meta:table-count="3" meta:image-count="0" meta:object-count="3" meta:page-count="3" meta:paragraph-count="120" meta:word-count="667" meta:character-count="4866" meta:non-whitespace-character-count="3974"/>
  </office:meta>
</office:document-meta>
</file>

<file path=Object 1/content.xml><?xml version="1.0" encoding="utf-8"?>
<math xmlns="http://www.w3.org/1998/Math/MathML" display="block">
  <semantics>
    <mrow>
      <mfrac>
        <mrow>
          <mn>4</mn>
          <mo stretchy="false">/</mo>
          <mn>4</mn>
        </mrow>
        <mrow>
          <mn>9</mn>
          <mo stretchy="false">/</mo>
          <mn>14</mn>
        </mrow>
      </mfrac>
      <mo stretchy="false">=</mo>
      <mfrac>
        <mn>14</mn>
        <mn>9</mn>
      </mfrac>
    </mrow>
    <annotation encoding="StarMath 5.0">{4/4} over {9/14} = {14} over {9} </annotation>
  </semantics>
</math>
</file>

<file path=Object 2/content.xml><?xml version="1.0" encoding="utf-8"?>
<math xmlns="http://www.w3.org/1998/Math/MathML" display="block">
  <semantics>
    <mrow>
      <mfrac>
        <mn>4</mn>
        <mn>4</mn>
      </mfrac>
      <mo stretchy="false">=</mo>
      <mn>1</mn>
    </mrow>
    <annotation encoding="StarMath 5.0">{4} over {4} = 1 </annotation>
  </semantics>
</math>
</file>

<file path=Object 3/content.xml><?xml version="1.0" encoding="utf-8"?>
<math xmlns="http://www.w3.org/1998/Math/MathML" display="block">
  <semantics>
    <mrow>
      <mrow>
        <mfrac>
          <mn>4</mn>
          <mn>14</mn>
        </mfrac>
        <mo stretchy="false">−</mo>
        <mrow>
          <mrow>
            <mo fence="true" stretchy="false">(</mo>
            <mrow>
              <mfrac>
                <mn>4</mn>
                <mn>9</mn>
              </mfrac>
            </mrow>
            <mo fence="true" stretchy="false">)</mo>
          </mrow>
          <mo stretchy="false">×</mo>
          <mrow>
            <mo fence="true" stretchy="false">(</mo>
            <mrow>
              <mfrac>
                <mn>9</mn>
                <mn>14</mn>
              </mfrac>
            </mrow>
            <mo fence="true" stretchy="false">)</mo>
          </mrow>
        </mrow>
      </mrow>
      <mo stretchy="false">=</mo>
      <mn>0.10</mn>
    </mrow>
    <annotation encoding="StarMath 5.0">{4} over {14}- ({4} over {9}) times ({9} over {14}) = 0.10</annotation>
  </semantics>
</math>
</file>